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b94" officeooo:paragraph-rsid="00032b9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729fc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y <text:s/><text:span text:style-name="T2">user</text:span> <text:s/>nice to meet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38:19.239000000</meta:creation-date>
    <dc:date>2019-07-04T12:08:50.745000000</dc:date>
    <meta:editing-duration>PT52M59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" meta:word-count="6" meta:character-count="27" meta:non-whitespace-character-count="20"/>
  </office:meta>
</office:document-meta>
</file>